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1.524cm" svg:y="1.0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2.504cm" svg:height="1.016cm" svg:x="3.556cm" svg:y="1.016cm">
          <draw:text-box>
            <text:p text:style-name="P2"><text:span text:style-name="T1">TableType</text:span></text:p>
          </draw:text-box>
        </draw:frame>
        <draw:custom-shape draw:style-name="gr1" draw:text-style-name="P1" draw:layer="layout" svg:width="1.524cm" svg:height="0.508cm" svg:x="1.524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471cm" svg:height="1.016cm" svg:x="3.556cm" svg:y="2.54cm">
          <draw:text-box>
            <text:p text:style-name="P2"><text:span text:style-name="T1">IndexType</text:span></text:p>
          </draw:text-box>
        </draw:frame>
        <draw:custom-shape draw:style-name="gr3" draw:text-style-name="P1" draw:layer="layout" svg:width="1.524cm" svg:height="0.508cm" svg:x="1.52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31cm" svg:height="1.016cm" svg:x="3.556cm" svg:y="4.064cm">
          <draw:text-box>
            <text:p text:style-name="P2"><text:span text:style-name="T1">Index</text:span></text:p>
          </draw:text-box>
        </draw:frame>
        <draw:custom-shape draw:style-name="gr3" draw:text-style-name="P1" draw:layer="layout" svg:width="1.524cm" svg:height="0.508cm" svg:x="1.524cm" svg:y="5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4.198cm" svg:height="1.016cm" svg:x="3.556cm" svg:y="5.588cm">
          <draw:text-box>
            <text:p text:style-name="P2"><text:span text:style-name="T1">Position in an Index</text:span></text:p>
          </draw:text-box>
        </draw:frame>
        <draw:custom-shape draw:style-name="gr3" draw:text-style-name="P1" draw:layer="layout" svg:width="1.524cm" svg:height="0.508cm" svg:x="1.524cm" svg:y="7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232cm" svg:height="1.016cm" svg:x="3.556cm" svg:y="7.112cm">
          <draw:text-box>
            <text:p text:style-name="P2"><text:span text:style-name="T1">Reference to a Row</text:span></text:p>
          </draw:text-box>
        </draw:frame>
        <draw:custom-shape draw:style-name="gr4" draw:text-style-name="P1" draw:layer="layout" svg:width="1.524cm" svg:height="0.508cm" svg:x="1.524cm" svg:y="8.6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6.098cm" svg:height="1.016cm" svg:x="3.556cm" svg:y="8.636cm">
          <draw:text-box>
            <text:p text:style-name="P2"><text:span text:style-name="T1">Index Iterator in a RowHandle</text:span></text:p>
          </draw:text-box>
        </draw:frame>
        <draw:custom-shape draw:style-name="gr4" draw:text-style-name="P1" draw:layer="layout" svg:width="1.524cm" svg:height="0.508cm" svg:x="1.524cm" svg:y="10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7.339cm" svg:height="1.016cm" svg:x="3.556cm" svg:y="10.16cm">
          <draw:text-box>
            <text:p text:style-name="P2"><text:span text:style-name="T1">Reference to a Row in a RowHan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3:07:32</meta:creation-date>
    <meta:generator>OpenOffice.org/3.1$Unix OpenOffice.org_project/310m19$Build-9420</meta:generator>
    <dc:date>2012-02-09T23:16:38</dc:date>
    <dc:creator>Sergey Babkin</dc:creator>
    <meta:editing-duration>PT00H09M07S</meta:editing-duration>
    <meta:editing-cycles>5</meta:editing-cycles>
    <meta:document-statistic meta:object-count="14"/>
  </office:meta>
</office:document-meta>
</file>